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00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fill-image-width="0cm" draw:fill-image-height="0cm" draw:textarea-vertical-align="middle"/>
    </style:style>
    <style:style style:name="co1" style:family="table-column">
      <style:table-column-properties style:column-width="7.279cm" style:use-optimal-column-width="false"/>
    </style:style>
    <style:style style:name="co2" style:family="table-column">
      <style:table-column-properties style:column-width="7.28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2.433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style:text-autospace="non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layout" svg:width="5.4cm" svg:height="2.301cm" svg:x="7.501cm" svg:y="6cm">
          <text:p text:style-name="P1"><text:span text:style-name="T1">!tokenNewLin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2cm" svg:y1="3.2cm" svg:x2="10.201cm" svg:y2="6cm" draw:start-shape="id1" draw:start-glue-point="8" draw:end-shape="id2" svg:d="M10200 3200v1400h1v1400" svg:viewBox="0 0 2 2801">
          <text:p/>
        </draw:connector>
        <draw:custom-shape draw:style-name="gr3" draw:text-style-name="P1" xml:id="id3" draw:id="id3" draw:layer="layout" svg:width="1.2cm" svg:height="1.201cm" svg:x="9.6cm" svg:y="11.399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4.561cm" svg:height="3.404cm" svg:x="3.756cm" svg:y="13.95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Eventos</text:p>
              </table:table-cell>
              <table:table-cell>
                <text:p text:style-name="P3">Acciones</text:p>
              </table:table-cell>
            </table:table-row>
            <table:table-row table:style-name="ro2" table:default-cell-style-name="ce1">
              <table:table-cell>
                <text:p>1.contenedor en title</text:p>
              </table:table-cell>
              <table:table-cell>
                <text:p>1.-error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4" draw:text-style-name="P1" draw:layer="layout" svg:x1="10.201cm" svg:y1="8.301cm" svg:x2="10.2cm" svg:y2="11.399cm" draw:start-shape="id2" draw:start-glue-point="2" draw:end-shape="id3" draw:end-glue-point="4" svg:d="M10201 8301v1548h-1v1550" svg:viewBox="0 0 2 3099">
          <text:p/>
        </draw:connector>
        <draw:custom-shape draw:style-name="gr3" draw:text-style-name="P1" xml:id="id1" draw:id="id1" draw:layer="layout" svg:width="5.2cm" svg:height="2cm" svg:x="7.6cm" svg:y="1.2cm">
          <text:p text:style-name="P1">titul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0cm 0.898cm" svg:x1="10.201cm" svg:y1="8.301cm" svg:x2="12.901cm" svg:y2="7.15cm" draw:start-shape="id2" draw:start-glue-point="2" draw:end-shape="id2" draw:end-glue-point="1" svg:d="M10201 8301v500h4099v-1651h-1399" svg:viewBox="0 0 4100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31T19:22:28.756479529</meta:creation-date>
    <dc:date>2015-01-31T19:35:33.491020785</dc:date>
    <meta:editing-duration>PT10S</meta:editing-duration>
    <meta:editing-cycles>3</meta:editing-cycles>
    <meta:generator>LibreOffice/4.2.7.2$Linux_X86_64 LibreOffice_project/420m0$Build-2</meta:generator>
    <meta:document-statistic meta:object-count="7"/>
  </office:meta>
</office:document-meta>
</file>